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245cm"/>
    </style:style>
    <style:style style:name="Tabela1.B" style:family="table-column">
      <style:table-column-properties style:column-width="4.034cm"/>
    </style:style>
    <style:style style:name="Tabela1.C" style:family="table-column">
      <style:table-column-properties style:column-width="4.023cm"/>
    </style:style>
    <style:style style:name="Tabela1.D" style:family="table-column">
      <style:table-column-properties style:column-width="6.69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officeooo:rsid="0009603f" officeooo:paragraph-rsid="0009603f" style:font-weight-asian="bold" style:font-weight-complex="bold"/>
    </style:style>
    <style:style style:name="P2" style:family="paragraph" style:parent-style-name="Standard">
      <style:text-properties fo:font-weight="normal" officeooo:rsid="0009603f" officeooo:paragraph-rsid="0009603f" style:font-weight-asian="normal" style:font-weight-complex="normal"/>
    </style:style>
    <style:style style:name="P3" style:family="paragraph" style:parent-style-name="Standard">
      <style:text-properties fo:font-weight="bold" officeooo:rsid="000a552b" officeooo:paragraph-rsid="000a552b" style:font-weight-asian="bold" style:font-weight-complex="bold"/>
    </style:style>
    <style:style style:name="P4" style:family="paragraph" style:parent-style-name="Standard">
      <style:text-properties fo:font-weight="bold" officeooo:rsid="000a36ba" officeooo:paragraph-rsid="000a36ba" style:font-weight-asian="bold" style:font-weight-complex="bold"/>
    </style:style>
    <style:style style:name="P5" style:family="paragraph" style:parent-style-name="Standard">
      <style:text-properties fo:font-weight="normal" officeooo:rsid="000a36ba" officeooo:paragraph-rsid="000a36ba" style:font-weight-asian="normal" style:font-weight-complex="normal"/>
    </style:style>
    <style:style style:name="P6" style:family="paragraph" style:parent-style-name="Standard">
      <style:text-properties officeooo:paragraph-rsid="000a36ba"/>
    </style:style>
    <style:style style:name="P7" style:family="paragraph" style:parent-style-name="Heading_20_1">
      <style:text-properties officeooo:paragraph-rsid="000a36ba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Standard">
      <style:text-properties officeooo:rsid="000c711b" officeooo:paragraph-rsid="000c711b"/>
    </style:style>
    <style:style style:name="P18" style:family="paragraph" style:parent-style-name="Standard">
      <style:text-properties officeooo:rsid="000c8093" officeooo:paragraph-rsid="000c8093"/>
    </style:style>
    <style:style style:name="P19" style:family="paragraph" style:parent-style-name="Standard">
      <style:text-properties officeooo:paragraph-rsid="000c8093"/>
    </style:style>
    <style:style style:name="P20" style:family="paragraph" style:parent-style-name="Standard">
      <style:text-properties fo:color="#bcbec4" loext:opacity="100%" style:font-name="JetBrains Mono" fo:font-size="10pt" fo:font-style="normal" fo:font-weight="normal" officeooo:rsid="000c8093" officeooo:paragraph-rsid="000c8093" style:font-size-asian="10pt" style:font-style-asian="normal" style:font-weight-asian="normal"/>
    </style:style>
    <style:style style:name="P21" style:family="paragraph" style:parent-style-name="Standard">
      <style:text-properties fo:color="#bcbec4" loext:opacity="100%" style:font-name="JetBrains Mono" fo:font-size="10pt" fo:font-style="normal" fo:font-weight="normal" officeooo:rsid="000dcf6a" officeooo:paragraph-rsid="000dcf6a" style:font-size-asian="10pt" style:font-style-asian="normal" style:font-weight-asian="normal"/>
    </style:style>
    <style:style style:name="P22" style:family="paragraph" style:parent-style-name="Standard">
      <style:text-properties officeooo:paragraph-rsid="000fa1bb"/>
    </style:style>
    <style:style style:name="P23" style:family="paragraph" style:parent-style-name="Standard">
      <style:text-properties officeooo:paragraph-rsid="0011a7ba"/>
    </style:style>
    <style:style style:name="P24" style:family="paragraph" style:parent-style-name="Standard">
      <style:text-properties fo:color="#bcbec4" loext:opacity="100%" style:font-name="JetBrains Mono" fo:font-size="10pt" fo:font-style="normal" fo:font-weight="normal" officeooo:rsid="000c8093" officeooo:paragraph-rsid="001180bb" style:font-size-asian="10pt" style:font-style-asian="normal" style:font-weight-asian="normal"/>
    </style:style>
    <style:style style:name="T1" style:family="text">
      <style:text-properties officeooo:rsid="000a36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6ba" style:font-weight-asian="bold" style:font-weight-complex="bold"/>
    </style:style>
    <style:style style:name="T4" style:family="text">
      <style:text-properties fo:font-weight="normal" officeooo:rsid="000a36ba" style:font-weight-asian="normal" style:font-weight-complex="normal"/>
    </style:style>
    <style:style style:name="T5" style:family="text">
      <style:text-properties fo:font-weight="bold" officeooo:rsid="0009603f" style:font-weight-asian="bold" style:font-weight-complex="bold"/>
    </style:style>
    <style:style style:name="T6" style:family="text">
      <style:text-properties officeooo:rsid="000c8093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loext:opacity="100%" style:font-name="JetBrains Mono" fo:font-size="10pt" fo:font-style="normal" fo:font-weight="normal" officeooo:rsid="000c8093" style:font-size-asian="10pt" style:font-style-asian="normal" style:font-weight-asian="normal"/>
    </style:style>
    <style:style style:name="T9" style:family="text">
      <style:text-properties fo:color="#bcbec4" loext:opacity="100%" style:font-name="JetBrains Mono" fo:font-size="10pt" fo:font-style="normal" fo:font-weight="normal" officeooo:rsid="000fa1bb" style:font-size-asian="10pt" style:font-style-asian="normal" style:font-weight-asian="normal"/>
    </style:style>
    <style:style style:name="T10" style:family="text">
      <style:text-properties fo:color="#bcbec4" loext:opacity="100%" style:font-name="JetBrains Mono" fo:font-size="10pt" fo:font-style="normal" fo:font-weight="normal" officeooo:rsid="001180bb" style:font-size-asian="10pt" style:font-style-asian="normal" style:font-weight-asian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ustering de comentários (Multicanal)</text:p>
      <text:p text:style-name="P1"/>
      <text:p text:style-name="P1"><text:s/>Objettivo:</text:p>
      <text:p text:style-name="P2">- Conhecer a rede neural Boltzman machiners</text:p>
      <text:p text:style-name="P2">- Conhecer o pytorch</text:p>
      <text:p text:style-name="P2">- Organizar a extração de dado e guardar no minio s3</text:p>
      <text:p text:style-name="P2">- <text:span text:style-name="T1">Registrar, experimentos, métricas e modelos com Mlflow</text:span></text:p>
      <text:p text:style-name="P2">- Identificar padrões de linguagem , tópicos e tendencias de cada canal e vídeo</text:p>
      <text:p text:style-name="P2">- Interpretar para a equipe de negócio</text:p>
      <text:p text:style-name="P2"/>
      <text:p text:style-name="P3">Tecnologias utilizadas:</text:p>
      <text:p text:style-name="P3"/>
      <text:p text:style-name="P4"/>
      <text:p text:style-name="P4"/>
      <text:p text:style-name="P4">Estrutura do Pipeline de coleta</text:p>
      <text:p text:style-name="P4"/>
      <text:p text:style-name="P5"><text:span text:style-name="T2">1 – Coleta de comentários</text:span>: Usar a api do youtube para buscar os comentários seguindo a sequência</text:p>
      <text:p text:style-name="P5">busca id_canal, busca_id_video, comentários.</text:p>
      <text:p text:style-name="P5"/>
      <text:p text:style-name="P5"><text:span text:style-name="T2">2 – Pré-processamento:</text:span> Remolçao de links, emojis, potuação, stopwords. Lematização. Tratamento para deixar em mínusculos e salvar o dataset processado no Minio.</text:p>
      <text:p text:style-name="P5"/>
      <text:p text:style-name="P6"><text:span text:style-name="T3">3 <text:s/>– Vetorização embedings: </text:span>TF-IDF ou embeddings (Word2Vec, FastText, GloVe)., <text:span text:style-name="T1">Boltzman Machine para gerar representação lattente e registrar no mlflow o aterfatro</text:span></text:p>
      <text:p text:style-name="P6"/>
      <text:p text:style-name="P6"><text:span text:style-name="T3">4- </text:span><text:span text:style-name="T2">Experimentos com Mlflow: </text:span>Registrar: hiperparâmetros RBM (n_hidden, learning_rate), clustering (n_clusters, algoritmo), métricas (Silhouette, Calinski-Harabasz) <text:span text:style-name="T1">e s</text:span>alvar gráficos, embeddings e artefatos no MinIO via Mlflow.</text:p>
      <text:p text:style-name="P5"/>
      <text:p text:style-name="P6"><text:span text:style-name="T4">5 - <text:s/></text:span><text:span text:style-name="T2">Clustering: </text:span>K-Means / DBSCAN / HDBSCAN sobre embeddings latentes, Salvar labels e embeddings finais no MinIO <text:span text:style-name="T1">e </text:span>Registrar métricas de clusterização no Mlflow.</text:p>
      <text:p text:style-name="P6"/>
      <text:p text:style-name="P6"><text:span text:style-name="T1">6 - </text:span><text:span text:style-name="T2">Interpretação de Clusters: </text:span><text:span text:style-name="T3">Extração de</text:span> comentários representativos, palavras-chave top-n por cluster. ags emergentes podem ser usadas para <text:span text:style-name="Strong_20_Emphasis">auto-tagging futuro</text:span>.</text:p>
      <text:p text:style-name="P6"/>
      <text:p text:style-name="P6"><text:span text:style-name="T1">7 – </text:span><text:span text:style-name="T2">Visualização: </text:span>t-SNE / UMAP 2D ou 3D dos embeddings., Cores = cluster, símbolos = canal. <text:span text:style-name="T1">E </text:span>Salvar figuras no MinIO e registrar no Mlflow.</text:p>
      <text:p text:style-name="P6"/>
      <text:p text:style-name="P6"><text:span text:style-name="T1">8 - </text:span><text:span text:style-name="T2">Comparação entre Canais / Vídeos: Comparação entre Canais / Vídeos, <text:s/></text:span>Detectar segmentos comuns ou exclusivos. Detectar segmentos comuns ou exclusivos.</text:p>
      <text:p text:style-name="P6"/>
      <text:p text:style-name="P6"/>
      <text:h text:style-name="P7" text:outline-level="1">📊 2️⃣ Comparação Multi-Canal</text:h>
      <text:h text:style-name="Heading_20_2" text:outline-level="2">🔹 2.1 Heatmap Canal × Cluster</text:h>
      <text:p text:style-name="Text_20_body"><text:span text:style-name="Strong_20_Emphasis">Matriz:</text:span></text:p>
      <text:list text:style-name="L1">
        <text:list-item>
          <text:p text:style-name="P8">Linhas → Canal</text:p>
        </text:list-item>
        <text:list-item>
          <text:p text:style-name="P8">Colunas → Cluster</text:p>
        </text:list-item>
        <text:list-item>
          <text:p text:style-name="P8"><text:soft-page-break/>Cor → Volume ou percentual</text:p>
        </text:list-item>
      </text:list>
      <text:p text:style-name="Text_20_body">✔ Responde:</text:p>
      <text:list text:style-name="L2">
        <text:list-item>
          <text:p text:style-name="P9">Cada canal tem público semelhante?</text:p>
        </text:list-item>
        <text:list-item>
          <text:p text:style-name="P9">Há especialização temática?</text:p>
        </text:list-item>
        <text:list-item>
          <text:p text:style-name="P9">Quais clusters são exclusivos de certos canais?</text:p>
        </text:list-item>
      </text:list>
      <text:p text:style-name="Horizontal_20_Line"/>
      <text:h text:style-name="Heading_20_2" text:outline-level="2">🔹 2.2 Distribuição Percentual por Canal (Stacked Bar)</text:h>
      <text:p text:style-name="Text_20_body"><text:span text:style-name="Strong_20_Emphasis">Melhor para:</text:span> Comparar perfis relativos.<text:line-break/>✔ Mostra composição temática de cada canal.</text:p>
      <text:p text:style-name="Horizontal_20_Line"/>
      <text:h text:style-name="Heading_20_1" text:outline-level="1">📊 3️⃣ Evolução Temporal</text:h>
      <text:h text:style-name="Heading_20_2" text:outline-level="2">🔹 3.1 Linha Temporal por Cluster</text:h>
      <text:p text:style-name="Text_20_body"><text:span text:style-name="Strong_20_Emphasis">Eixo X:</text:span> Data<text:line-break/><text:span text:style-name="Strong_20_Emphasis">Eixo Y:</text:span> Volume de comentários<text:line-break/><text:span text:style-name="Strong_20_Emphasis">Linha:</text:span> Cluster</text:p>
      <text:p text:style-name="Text_20_body">✔ Identifica:</text:p>
      <text:list text:style-name="L3">
        <text:list-item>
          <text:p text:style-name="P10">Eventos sazonais</text:p>
        </text:list-item>
        <text:list-item>
          <text:p text:style-name="P10">Mudanças de interesse</text:p>
        </text:list-item>
        <text:list-item>
          <text:p text:style-name="P10">Impacto de lançamentos</text:p>
        </text:list-item>
      </text:list>
      <text:p text:style-name="Horizontal_20_Line"/>
      <text:h text:style-name="Heading_20_1" text:outline-level="1">📊 4️⃣ Análise de Conteúdo Semântico</text:h>
      <text:h text:style-name="Heading_20_2" text:outline-level="2">🔹 4.1 Word Cloud por Cluster</text:h>
      <text:p text:style-name="Text_20_body">✔ Útil para:</text:p>
      <text:list text:style-name="L4">
        <text:list-item>
          <text:p text:style-name="P11">Interpretabilidade</text:p>
        </text:list-item>
        <text:list-item>
          <text:p text:style-name="P11">Naming dos clusters</text:p>
        </text:list-item>
        <text:list-item>
          <text:p text:style-name="P11">Exploração qualitativa</text:p>
        </text:list-item>
      </text:list>
      <text:p text:style-name="Horizontal_20_Line"/>
      <text:h text:style-name="Heading_20_2" text:outline-level="2">🔹 4.2 Top Palavras por TF-IDF</text:h>
      <text:p text:style-name="Text_20_body">Gráfico de barras horizontais:</text:p>
      <text:list text:style-name="L5">
        <text:list-item>
          <text:p text:style-name="P12"><text:soft-page-break/>Cluster 1 → Top 10 termos</text:p>
        </text:list-item>
        <text:list-item>
          <text:p text:style-name="P12">Cluster 2 → Top 10 termos</text:p>
        </text:list-item>
        <text:list-item>
          <text:p text:style-name="P12">etc.</text:p>
        </text:list-item>
      </text:list>
      <text:p text:style-name="Text_20_body">Mais técnico e quantitativo que word cloud.</text:p>
      <text:p text:style-name="Horizontal_20_Line"/>
      <text:h text:style-name="Heading_20_1" text:outline-level="1">📊 5️⃣ Métricas de Qualidade do Clustering</text:h>
      <text:h text:style-name="Heading_20_2" text:outline-level="2">🔹 5.1 Silhouette Score</text:h>
      <text:p text:style-name="Text_20_body">Gráfico:</text:p>
      <text:list text:style-name="L6">
        <text:list-item>
          <text:p text:style-name="P13">Número de clusters (K)</text:p>
        </text:list-item>
        <text:list-item>
          <text:p text:style-name="P13">Score médio</text:p>
        </text:list-item>
      </text:list>
      <text:p text:style-name="Text_20_body">✔ Ajuda a definir K ideal.</text:p>
      <text:p text:style-name="Horizontal_20_Line"/>
      <text:h text:style-name="Heading_20_2" text:outline-level="2">🔹 5.2 Distribuição da Distância ao Centróide</text:h>
      <text:p text:style-name="Text_20_body">Mostra:</text:p>
      <text:list text:style-name="L7">
        <text:list-item>
          <text:p text:style-name="P14">Coesão interna</text:p>
        </text:list-item>
        <text:list-item>
          <text:p text:style-name="P14">Outliers</text:p>
        </text:list-item>
      </text:list>
      <text:p text:style-name="Horizontal_20_Line"/>
      <text:h text:style-name="Heading_20_1" text:outline-level="1">📊 6️⃣ Engajamento por Cluster</text:h>
      <text:p text:style-name="Text_20_body">Muito relevante para multi-canal.</text:p>
      <text:p text:style-name="Text_20_body">Gráficos sugeridos:</text:p>
      <text:list text:style-name="L8">
        <text:list-item>
          <text:p text:style-name="P15">Boxplot de likes por cluster</text:p>
        </text:list-item>
        <text:list-item>
          <text:p text:style-name="P15">Média de respostas por cluster</text:p>
        </text:list-item>
        <text:list-item>
          <text:p text:style-name="P15">Taxa de engajamento por tema</text:p>
        </text:list-item>
      </text:list>
      <text:p text:style-name="Text_20_body">✔ Permite descobrir:</text:p>
      <text:list text:style-name="L9">
        <text:list-item>
          <text:p text:style-name="P16">Quais temas geram mais interação</text:p>
        </text:list-item>
        <text:list-item>
          <text:p text:style-name="P16">O que ativa a comunidade</text:p>
        </text:list-item>
      </text:list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ext:soft-page-break/>
          <table:table-row>
            <table:table-cell table:style-name="Tabela1.A1" office:value-type="string">
              <text:p text:style-name="Table_20_Heading">Tipo</text:p>
            </table:table-cell>
            <table:table-cell table:style-name="Tabela1.A1" office:value-type="string">
              <text:p text:style-name="Table_20_Heading">Impacto no Versionamento (SemVer)</text:p>
            </table:table-cell>
            <table:table-cell table:style-name="Tabela1.A1" office:value-type="string">
              <text:p text:style-name="Table_20_Heading">Quando Usar</text:p>
            </table:table-cell>
            <table:table-cell table:style-name="Tabela1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feat</text:span></text:p>
          </table:table-cell>
          <table:table-cell table:style-name="Tabela1.A1" office:value-type="string">
            <text:p text:style-name="Table_20_Contents">MINOR</text:p>
          </table:table-cell>
          <table:table-cell table:style-name="Tabela1.A1" office:value-type="string">
            <text:p text:style-name="Table_20_Contents">Nova funcionalidade</text:p>
          </table:table-cell>
          <table:table-cell table:style-name="Tabela1.A1" office:value-type="string">
            <text:p text:style-name="Table_20_Contents"><text:span text:style-name="Source_20_Text">feat(auth): adiciona login com JWT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fix</text:span></text:p>
          </table:table-cell>
          <table:table-cell table:style-name="Tabela1.A1" office:value-type="string">
            <text:p text:style-name="Table_20_Contents">PATCH</text:p>
          </table:table-cell>
          <table:table-cell table:style-name="Tabela1.A1" office:value-type="string">
            <text:p text:style-name="Table_20_Contents">Correção de bug</text:p>
          </table:table-cell>
          <table:table-cell table:style-name="Tabela1.A1" office:value-type="string">
            <text:p text:style-name="Table_20_Contents"><text:span text:style-name="Source_20_Text">fix(queue): corrige deadlock no worker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perf</text:span></text:p>
          </table:table-cell>
          <table:table-cell table:style-name="Tabela1.A1" office:value-type="string">
            <text:p text:style-name="Table_20_Contents">PATCH</text:p>
          </table:table-cell>
          <table:table-cell table:style-name="Tabela1.A1" office:value-type="string">
            <text:p text:style-name="Table_20_Contents">Melhoria de performance</text:p>
          </table:table-cell>
          <table:table-cell table:style-name="Tabela1.A1" office:value-type="string">
            <text:p text:style-name="Table_20_Contents"><text:span text:style-name="Source_20_Text">perf(nlp): otimiza processamento em batch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refactor</text:span></text:p>
          </table:table-cell>
          <table:table-cell table:style-name="Tabela1.A1" office:value-type="string">
            <text:p text:style-name="Table_20_Contents">Nenhum (ou PATCH se interno)</text:p>
          </table:table-cell>
          <table:table-cell table:style-name="Tabela1.A1" office:value-type="string">
            <text:p text:style-name="Table_20_Contents">Refatoração sem alterar comportamento</text:p>
          </table:table-cell>
          <table:table-cell table:style-name="Tabela1.A1" office:value-type="string">
            <text:p text:style-name="Table_20_Contents"><text:span text:style-name="Source_20_Text">refactor(processador): remove duplicação de código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docs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Documentação</text:p>
          </table:table-cell>
          <table:table-cell table:style-name="Tabela1.A1" office:value-type="string">
            <text:p text:style-name="Table_20_Contents"><text:span text:style-name="Source_20_Text">docs(readme): adiciona instruções de docker compose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style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Formatação (lint, espaços, etc)</text:p>
          </table:table-cell>
          <table:table-cell table:style-name="Tabela1.A1" office:value-type="string">
            <text:p text:style-name="Table_20_Contents"><text:span text:style-name="Source_20_Text">style(api): aplica black e isort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test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Adição/ajuste de testes</text:p>
          </table:table-cell>
          <table:table-cell table:style-name="Tabela1.A1" office:value-type="string">
            <text:p text:style-name="Table_20_Contents"><text:span text:style-name="Source_20_Text">test(worker): adiciona teste de falha na fila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build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Build system ou dependências</text:p>
          </table:table-cell>
          <table:table-cell table:style-name="Tabela1.A1" office:value-type="string">
            <text:p text:style-name="Table_20_Contents"><text:span text:style-name="Source_20_Text">build: atualiza versão do redis no docker-compose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i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Pipeline CI/CD</text:p>
          </table:table-cell>
          <table:table-cell table:style-name="Tabela1.A1" office:value-type="string">
            <text:p text:style-name="Table_20_Contents"><text:span text:style-name="Source_20_Text">ci(github-actions): adiciona etapa de mypy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hore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Tarefas internas</text:p>
          </table:table-cell>
          <table:table-cell table:style-name="Tabela1.A1" office:value-type="string">
            <text:p text:style-name="Table_20_Contents"><text:span text:style-name="Source_20_Text">chore: remove arquivos temporários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revert</text:span></text:p>
          </table:table-cell>
          <table:table-cell table:style-name="Tabela1.A1" office:value-type="string">
            <text:p text:style-name="Table_20_Contents">Depende do commit revertido</text:p>
          </table:table-cell>
          <table:table-cell table:style-name="Tabela1.A1" office:value-type="string">
            <text:p text:style-name="Table_20_Contents">Reversão de commit</text:p>
          </table:table-cell>
          <table:table-cell table:style-name="Tabela1.A1" office:value-type="string">
            <text:p text:style-name="Table_20_Contents"><text:span text:style-name="Source_20_Text">revert: feat(auth): adiciona login com JWT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7">Roteiro de vídeo do youtube : <text:span text:style-name="T5">Clustering de comentários (Multicanal)</text:span></text:p>
      <text:p text:style-name="P17">1 – Apresentação</text:p>
      <text:p text:style-name="P17"><text:span text:style-name="T6">Eu </text:span>Construi um<text:span text:style-name="T6">a </text:span>rede neural Boltzman machines para análisar a audiencia de cada canal usando os comentários coletados pela api do youtube <text:span text:style-name="T6">e identificar agrupamentos por tema , linguagem ou sentimentos. O projeto é útil para enteder a comunidade do canal, buscar tópicos discutidos e auxiliar na moderação ou geração de insights, sem a necessidade de rótulos.</text:span></text:p>
      <text:p text:style-name="P17"/>
      <text:p text:style-name="P17">2- Constrrução do pipeline</text:p>
      <text:p text:style-name="P17"/>
      <text:p text:style-name="P18">Para a extração dos comentários do youtube, eu usei o padrão de projeto cadeia de responsábilidade. <text:s/>Este padrão me permitiu criar classes, onde cada classe representa uma etapa de processamento do pipeline e os método, indicam o tipo de processamento em cada etapa, quando aplicavel, além de caso ela de erro em alguma etapa de processamento, a cadeia é interrompida.</text:p>
      <text:p text:style-name="P18"/>
      <text:p text:style-name="P18">- Estutura do pipeline</text:p>
      <text:p text:style-name="P18"/>
      <text:p text:style-name="P19"><text:span text:style-name="T6"><text:s/>1 – Classe </text:span><text:span text:style-name="T7">ObterUltimaDataPublicacaoCorrente: </text:span><text:span text:style-name="T8">Ela obtem a data de publicacação do vídeo e guarda em uma váriavel de transferência para ser usadas em outras etapas.</text:span></text:p>
      <text:p text:style-name="P20"/>
      <text:p text:style-name="P19"><text:span text:style-name="T8">2 – Classe </text:span><text:span text:style-name="T7">ObterListaCanaisCorrente: </text:span><text:span text:style-name="T8">Ela recebe uma lista de canais, é usada para obter uma lista id unico do canal e essa lista é salva em um banco de dados sqlite</text:span></text:p>
      <text:p text:style-name="P20"/>
      <text:p text:style-name="P19"><text:span text:style-name="T8">3- Classe </text:span><text:span text:style-name="T7">ObterListaVideosCorrente: </text:span><text:span text:style-name="T8">Ela é usada para obter o id único do vídeo, usando a lista de canais e a dada da publicação, os ids dos vídeos são guardados para serem usados na próxima etapa</text:span></text:p>
      <text:p text:style-name="P20"/>
      <text:p text:style-name="P19"><text:span text:style-name="T8">4- </text:span><text:span text:style-name="T7">ObterListacomentariosCorrente: </text:span><text:span text:style-name="T8">Com base no id_dos vídeos, ela obtem os comentários da api do youtube, e a requisição de cada comentário, é também guardada em uma variável para ser usada na próxima etapa</text:span></text:p>
      <text:p text:style-name="P20"/>
      <text:p text:style-name="P19"><text:span text:style-name="T8">5 – </text:span><text:span text:style-name="T7">GuardarComentariosS3Corrente: </text:span><text:span text:style-name="T8">Aqui, ela recebe a requisição dos comentários e guarda no minio.</text:span></text:p>
      <text:p text:style-name="P20"/>
      <text:p text:style-name="P19"><text:span text:style-name="T8">6 – </text:span><text:span text:style-name="T7">ObterListaRespostaComentariosCorrente : </text:span><text:span text:style-name="T8">Nessa etapa , é obtido a resposta dos comentários, para cada comentário, quando existir e as requisições das respostas dos comentários, são amazernadas para a próxima etapa</text:span></text:p>
      <text:p text:style-name="P20"/>
      <text:p text:style-name="P19"><text:span text:style-name="T8">7 -</text:span><text:span text:style-name="T7">GuardarDadosYoutubeRespostaComentariosS3Corrente: </text:span><text:span text:style-name="T8">Aqui, todas as requisições das resposta do comentários, são guardadas no minio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- Pipeline de transformação</text:p>
      <text:p text:style-name="P21">Criei um segundo pipeline de transformação de dados, onde vai pegar os dados brutos guardados na etapa anterior e fazer limpeza, análise e criação de colunas.</text:p>
      <text:p text:style-name="P21"/>
      <text:p text:style-name="P22"><text:span text:style-name="T9">Classe </text:span><text:span text:style-name="T10">CriacaoDataframeComentariosCorrente</text:span><text:span text:style-name="T7">: </text:span><text:span text:style-name="T9">Responsavel por fazer </text:span><text:span text:style-name="T10">unificar todos as requisiçõs de comentários da api do youtube e criar uma base de dados tratada.</text:span></text:p>
      <text:p text:style-name="P20"/>
      <text:p text:style-name="P20"/>
      <text:p text:style-name="P20"/>
      <text:p text:style-name="P20"/>
      <text:p text:style-name="P23"><text:span text:style-name="T9">Classe </text:span><text:span text:style-name="T7">FazerTratamentoComentariosCorrente</text:span><text:span text:style-name="T7">: </text:span><text:span text:style-name="T9">Responsavel por fazer preprocessmaento de cada comentário no dataframe, aqui eu aplico tratamento simples como remoção de acentos, stop words, além de usar a biblioteca spacy. E o dataframe tratado é guardado no minio s3.</text:span></text:p>
      <text:p text:style-name="P24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6-02-21T19:20:43.665446581</dc:date>
    <meta:editing-duration>PT2H5M9S</meta:editing-duration>
    <meta:editing-cycles>4</meta:editing-cycles>
    <meta:document-statistic meta:table-count="1" meta:image-count="0" meta:object-count="0" meta:page-count="6" meta:paragraph-count="134" meta:word-count="1014" meta:character-count="6555" meta:non-whitespace-character-count="5684"/>
  </office:meta>
</office:document-meta>
</file>